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Text_20_body">
      <style:text-properties fo:font-variant="normal" fo:text-transform="none" fo:font-style="normal"/>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fo:font-variant="normal" fo:text-transform="none" fo:font-style="normal"/>
    </style:style>
    <style:style style:name="P1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Standard" style:list-style-name="L3"/>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1763776" text:id="ct291763776">
          <text:insertion>
            <office:change-info>
              <dc:creator>Bob Jacobsen</dc:creator>
              <dc:date>2012-04-22T15:03:00</dc:date>
            </office:change-info>
          </text:insertion>
        </text:changed-region>
        <text:changed-region xml:id="ct291559696" text:id="ct291559696">
          <text:insertion>
            <office:change-info>
              <dc:creator>Bob Jacobsen</dc:creator>
              <dc:date>2013-02-22T23:24:00</dc:date>
            </office:change-info>
          </text:insertion>
        </text:changed-region>
        <text:changed-region xml:id="ct679390224" text:id="ct679390224">
          <text:insertion>
            <office:change-info>
              <dc:creator>Bob Jacobsen</dc:creator>
              <dc:date>2013-02-22T23:25:00</dc:date>
            </office:change-info>
          </text:insertion>
        </text:changed-region>
        <text:changed-region xml:id="ct679100112" text:id="ct679100112">
          <text:insertion>
            <office:change-info>
              <dc:creator>Bob Jacobsen</dc:creator>
              <dc:date>2013-02-22T23:29:00</dc:date>
            </office:change-info>
          </text:insertion>
        </text:changed-region>
        <text:changed-region xml:id="ct678508928" text:id="ct678508928">
          <text:insertion>
            <office:change-info>
              <dc:creator>Bob Jacobsen</dc:creator>
              <dc:date>2013-02-22T23:30:00</dc:date>
            </office:change-info>
          </text:insertion>
        </text:changed-region>
        <text:changed-region xml:id="ct679387536" text:id="ct679387536">
          <text:insertion>
            <office:change-info>
              <dc:creator>Bob Jacobsen</dc:creator>
              <dc:date>2013-02-22T23:31:00</dc:date>
            </office:change-info>
          </text:insertion>
        </text:changed-region>
        <text:changed-region xml:id="ct370991040" text:id="ct370991040">
          <text:insertion>
            <office:change-info>
              <dc:creator>Bob Jacobsen</dc:creator>
              <dc:date>2013-02-22T23:38:00</dc:date>
            </office:change-info>
          </text:insertion>
        </text:changed-region>
        <text:changed-region xml:id="ct295620960" text:id="ct295620960">
          <text:insertion>
            <office:change-info>
              <dc:creator>Bob Jacobsen</dc:creator>
              <dc:date>2013-02-22T23:45:00</dc:date>
            </office:change-info>
          </text:insertion>
        </text:changed-region>
        <text:changed-region xml:id="ct291763648" text:id="ct291763648">
          <text:insertion>
            <office:change-info>
              <dc:creator>Bob Jacobsen</dc:creator>
              <dc:date>2012-04-22T15:03:00</dc:date>
            </office:change-info>
          </text:insertion>
        </text:changed-region>
        <text:changed-region xml:id="ct370529616" text:id="ct37052961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change-start text:change-id="ct291559696"/></text:h>
      <text:p text:style-name="Text_20_body">A layout control bus could do a number of useful things with fast-time information:</text:p>
      <text:list xml:id="list6142675129912306549" text:style-name="L1">
        <text:list-item>
          <text:p text:style-name="P15">Connect a number of clock displays to keep them synchronized.</text:p>
        </text:list-item>
        <text:list-item>
          <text:p text:style-name="P15">Provide time information to plug in devices, e.g. throttles.</text:p>
        </text:list-item>
        <text:list-item>
          <text:p text:style-name="P15">Provide cueing for time-based occurrences, such as lights coming on and off, etc.</text:p>
        </text:list-item>
      </text:list>
      <text:p text:style-name="Text_20_body">Generally, fast clock systems have one unit that generates time information, and one or more units that consume it. Some fast clock systems track a day/date, in addition to time.</text:p>
      <text:p text:style-name="Text_20_body">Fast clocks run at various rates, and can be controlled by the user either at the generator or from other locations. Some fast clock systems broadcast run/stop and rate information, which can also be useful when interpolating within a fast-minute.</text:p>
      <text:p text:style-name="Text_20_body">There are slightly <text:span text:style-name="T4">more</text:span> than 2<text:span text:style-name="T5">16</text:span> seconds in a day, and just <text:span text:style-name="T4">less</text:span> than 2<text:span text:style-name="T5">11</text:span> minutes. An easy format would be 5 bits hour, 6 bits minutes, 6 bits seconds; that makes display computations easy, interval computations harder.<text:change-end text:change-id="ct291559696"/><text:change-start text:change-id="ct679390224"/></text:p>
      <text:p text:style-name="P11">One solution is to define a range of events that will carry time as part of the 8-byte EventID. If sending minutes is sufficient granularity (its a fast clock, not a clock clock; fast seconds are a lot of event transmissions), the 12 bits can be used for that in the 16-bit lower part of the EventID. The upper 6-bytes are assigned in the usual way. </text:p>
      <text:p text:style-name="P11">To provide a more display-friendly format, it's also possible to use 5 bits for hour and 6 bits for minute separately, or arranged in bytes.</text:p>
      <text:p text:style-name="P11">Simple nodes can then use specific EventIDs to trigger their actions at specific times. For example, lights in buildings in a model town can be sequenced to come on at various times by using a standard 8-output node and configuring its consumers to different time events.</text:p>
      <text:p text:style-name="P11">Blue and Gold configuration can be done by putting a programming button on the master time generator that sends the learn message for the current clock time.</text:p>
      <text:p text:style-name="P11">Changes to the run/stop state and clock rate can be broadcast as separate events. That's better than coding them in the time events themselves, because if e.g. rate was separate bits in the event, simple nodes could not be configured to recognize specific times.</text:p>
      <text:p text:style-name="P11"/>
      <text:p text:style-name="Text_20_body">If remote control of the fast clock is desired, a datagram protocol should be defined. (This makes it possible for e.g. throttles to have a general fast-clock-control capability built in) The NodeID <text:soft-page-break/>of the fast clock is made available through its event broadcasts when it's running. Even when stopped, it should broadcast its time so that it can be found by nodes wanting to locate it.</text:p>
      <text:p text:style-name="Text_20_body">Operations:</text:p>
      <text:list xml:id="list486234448666722735" text:style-name="L2">
        <text:list-item>
          <text:p text:style-name="P16">Stop/start (“Stop” is similar to “Set rate zero”, but “Start” is “Set rate back to previous non-zero value”, which is different)</text:p>
        </text:list-item>
        <text:list-item>
          <text:p text:style-name="P16">Set rate</text:p>
        </text:list-item>
        <text:list-item>
          <text:p text:style-name="P16">Set time (and date?)</text:p>
        </text:list-item>
      </text:list>
      <text:p text:style-name="P11">This can be put into a single datagram, but having separate ones might make for easier software (no need to remember state, worry about update consistency, etc)<text:change-end text:change-id="ct679390224"/><text:change-start text:change-id="ct679100112"/></text:p>
      <text:p text:style-name="P11">From clock generator code:</text:p>
      <text:p text:style-name="P11"><text:s text:c="4"/>Event(), <text:s/>// time event xxx.hr.min</text:p>
      <text:p text:style-name="P11"><text:s text:c="4"/>Event(), <text:s/>// rate event xxx.00.rate</text:p>
      <text:p text:style-name="P11"><text:s text:c="4"/>Event(), <text:s/>// rate event xxx.00.rate</text:p>
      <text:p text:style-name="P11"><text:s text:c="4"/>Event() <text:s/>// rate event xxx.00.rate<text:change-end text:change-id="ct679100112"/><text:change-start text:change-id="ct678508928"/></text:p>
      <text:p text:style-name="P11"/>
      <text:p text:style-name="P11"><text:change-end text:change-id="ct678508928"/><text:change-start text:change-id="ct679387536"/>// interface:</text:p>
      <text:p text:style-name="P11">// <text:s/>To set time: blue; gold to select: hour, minute, rate; up/down to change; blue</text:p>
      <text:p text:style-name="P11">// <text:s/>To Teach: gold; blue to select: hour, minute, rate; up/down to change; gold</text:p>
      <text:p text:style-name="P11">// <text:s/>To nominate: blue, blue; gold to select: h,m,r; up/down; blue</text:p>
      <text:p text:style-name="P11"><text:change-end text:change-id="ct679387536"/><text:change-start text:change-id="ct370991040"/></text:p>
      <text:p text:style-name="P11">iOS version:</text:p>
      <text:p text:style-name="P11"><text:s text:c="4"/>if ( ([msg byte:0] != 0x01) || ([msg byte:1] != 0x01) || ([msg byte:2] != 0x99) </text:p>
      <text:p text:style-name="P11"><text:s text:c="8"/>|| ([msg byte:3] != 0x01) || ([msg byte:4] != 0x01) || ([msg byte:5] != 01) ) return;</text:p>
      <text:p text:style-name="P11"><text:s text:c="4"/>int hour = [msg byte:6];</text:p>
      <text:p text:style-name="P11"><text:s text:c="4"/>int minutes = [msg byte:7];</text:p>
      <text:p text:style-name="P11"><text:s text:c="4"/>self.result = [NSString stringWithFormat:@"%2d:%02d", hour, minutes];</text:p>
      <text:p text:style-name="P11"/>
      <text:p text:style-name="P11">(Put something in reserved events for locating clocks, which are node-specific if there;s more than one)<text:change-end text:change-id="ct370991040"/><text:change-start text:change-id="ct295620960"/></text:p>
      <text:p text:style-name="P11">Doesn't appear in PIP, as self-identifying</text:p>
      <text:p text:style-name="P11">Use of ProduceRange</text:p>
      <text:p text:style-name="P11"><text:change-end text:change-id="ct295620960"/><text:soft-page-break/></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291763648"/><text:note text:id="ftn1" text:note-class="footnote"><text:note-citation>1</text:note-citation><text:note-body><text:p text:style-name="Footnote"><text:change-start text:change-id="ct291763776"/>See the “Common Information” OpenLCB Technical Note for detailed conventions on bit and byte numbering. Briefly, the least significant bit of a field is numbered with zero in OpenLCB descriptions, but note that other technologies may use other conventions.<text:change-end text:change-id="ct291763776"/></text:p></text:note-body></text:note><text:change-end text:change-id="ct291763648"/>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952717292664605278" text:style-name="L3">
        <text:list-item>
          <text:p text:style-name="P20">Lorem ipsum dolor sit amet, consectetur adipiscing elit. </text:p>
        </text:list-item>
        <text:list-item>
          <text:p text:style-name="P20">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370529616"/></text:p>
      <text:p text:style-name="P10"><text:change-end text:change-id="ct3705296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678912832" text:id="ct678912832">
            <text:deletion>
              <office:change-info>
                <dc:creator>Bob Jacobsen</dc:creator>
                <dc:date>2013-02-15T12:47:00</dc:date>
              </office:change-info>
              <text:p text:style-name="MP1">-CAN</text:p>
            </text:deletion>
          </text:changed-region>
          <text:changed-region xml:id="ct679212416" text:id="ct679212416">
            <text:insertion>
              <office:change-info>
                <dc:creator>Bob Jacobsen</dc:creator>
                <dc:date>2013-02-22T23:22:00</dc:date>
              </office:change-info>
            </text:insertion>
          </text:changed-region>
          <text:changed-region xml:id="ct679360832" text:id="ct679360832">
            <text:insertion>
              <office:change-info>
                <dc:creator>Bob Jacobsen</dc:creator>
                <dc:date>2013-02-22T23:23:00</dc:date>
              </office:change-info>
            </text:insertion>
          </text:changed-region>
          <text:changed-region xml:id="ct679191344" text:id="ct679191344">
            <text:deletion>
              <office:change-info>
                <dc:creator>Bob Jacobsen</dc:creator>
                <dc:date>2013-02-22T23:22:00</dc:date>
              </office:change-info>
              <text:p text:style-name="MP1">Praesent Gravida </text:p>
            </text:deletion>
          </text:changed-region>
          <text:changed-region xml:id="ct679191680" text:id="ct679191680">
            <text:insertion>
              <office:change-info>
                <dc:creator>Bob Jacobsen</dc:creator>
                <dc:date>2013-02-22T23:23: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678912832"/> <text:change-start text:change-id="ct679212416"/>T<text:change-end text:change-id="ct679212416"/><text:change-start text:change-id="ct679360832"/>ime Protocol<text:change-end text:change-id="ct679360832"/><text:change text:change-id="ct679191344"/><text:change-start text:change-id="ct679191680"/> <text:change-end text:change-id="ct679191680"/>Technical Note</text:p>
      </style:header>
      <style:footer>
        <text:tracked-changes>
          <text:changed-region xml:id="ct679211904" text:id="ct679211904">
            <text:deletion>
              <office:change-info>
                <dc:creator>Bob Jacobsen</dc:creator>
                <dc:date>2012-03-27T10:08:00</dc:date>
              </office:change-info>
              <text:p text:style-name="MP4"><text:span text:style-name="Page_20_Number"><text:span text:style-name="MT2">1</text:span></text:span></text:p>
            </text:deletion>
          </text:changed-region>
          <text:changed-region xml:id="ct679214096" text:id="ct679214096">
            <text:insertion>
              <office:change-info>
                <dc:creator>Bob Jacobsen</dc:creator>
                <dc:date>2013-01-27T11:48:00</dc:date>
              </office:change-info>
            </text:insertion>
          </text:changed-region>
          <text:changed-region xml:id="ct678546528" text:id="ct678546528">
            <text:insertion>
              <office:change-info>
                <dc:creator>Bob Jacobsen</dc:creator>
                <dc:date>2013-02-06T22:28:00</dc:date>
              </office:change-info>
            </text:insertion>
          </text:changed-region>
          <text:changed-region xml:id="ct678546624" text:id="ct678546624">
            <text:deletion>
              <office:change-info>
                <dc:creator>Bob Jacobsen</dc:creator>
                <dc:date>2013-02-06T22:28:00</dc:date>
              </office:change-info>
              <text:p text:style-name="MP4"><text:span text:style-name="Page_20_Number"><text:span text:style-name="MT2"><text:date style:data-style-name="N116" text:date-value="2013-02-22T23:46:26"/></text:span></text:span></text:p>
            </text:deletion>
          </text:changed-region>
        </text:tracked-changes>
        <text:p text:style-name="MP4"><text:span text:style-name="Page_20_Number"><text:span text:style-name="MT2">Copyright 201</text:span></text:span><text:change text:change-id="ct679211904"/><text:change-start text:change-id="ct679214096"/><text:span text:style-name="Page_20_Number"><text:span text:style-name="MT2">3</text:span></text:span><text:change-end text:change-id="ct67921409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start text:change-id="ct678546528"/><text:span text:style-name="Page_20_Number"><text:span text:style-name="MT2"><text:date style:data-style-name="N75" text:date-value="2013-02-06T22:28:13.98" text:fixed="true">Feb 6, 2013</text:date></text:span></text:span><text:change-end text:change-id="ct678546528"/><text:change text:change-id="ct678546624"/></text:p>
      </style:footer>
    </style:master-page>
    <style:master-page style:name="First_20_Page" style:display-name="First Page" style:page-layout-name="Mpm2" style:next-style-name="Standard">
      <style:header>
        <text:tracked-changes>
          <text:changed-region xml:id="ct679439760" text:id="ct679439760">
            <text:insertion>
              <office:change-info>
                <dc:creator>Bob Jacobsen</dc:creator>
                <dc:date>2013-02-22T23:22:00</dc:date>
              </office:change-info>
            </text:insertion>
          </text:changed-region>
          <text:changed-region xml:id="ct679211248" text:id="ct679211248">
            <text:deletion>
              <office:change-info>
                <dc:creator>Bob Jacobsen</dc:creator>
                <dc:date>2013-02-22T23:22:00</dc:date>
              </office:change-info>
              <text:p text:style-name="MP7">(title)</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679439760"/>Time Protocol<text:change-end text:change-id="ct679439760"/><text:change text:change-id="ct67921124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22T23:46:26">Feb 22, 2013</text:date></text:p>
            </table:table-cell>
            <table:table-cell table:style-name="Table1.C1" office:value-type="string">
              <text:p text:style-name="MP7">Preliminary</text:p>
            </table:table-cell>
          </table:table-row>
        </table:table>
        <text:p text:style-name="Header"/>
      </style:header>
      <style:footer>
        <text:tracked-changes>
          <text:changed-region xml:id="ct678582240" text:id="ct678582240">
            <text:deletion>
              <office:change-info>
                <dc:creator>Bob Jacobsen</dc:creator>
                <dc:date>2012-03-27T10:08:00</dc:date>
              </office:change-info>
              <text:p text:style-name="MP8"><text:span text:style-name="Page_20_Number"><text:span text:style-name="MT2">1</text:span></text:span></text:p>
            </text:deletion>
          </text:changed-region>
          <text:changed-region xml:id="ct678839328" text:id="ct678839328">
            <text:insertion>
              <office:change-info>
                <dc:creator>Bob Jacobsen</dc:creator>
                <dc:date>2013-01-27T11:48:00</dc:date>
              </office:change-info>
            </text:insertion>
          </text:changed-region>
          <text:changed-region xml:id="ct679388192" text:id="ct679388192">
            <text:insertion>
              <office:change-info>
                <dc:creator>Bob Jacobsen</dc:creator>
                <dc:date>2013-02-06T22:28:00</dc:date>
              </office:change-info>
            </text:insertion>
          </text:changed-region>
          <text:changed-region xml:id="ct679388048" text:id="ct679388048">
            <text:deletion>
              <office:change-info>
                <dc:creator>Bob Jacobsen</dc:creator>
                <dc:date>2013-02-06T22:27:00</dc:date>
              </office:change-info>
              <text:p text:style-name="MP8"><text:span text:style-name="Page_20_Number"><text:span text:style-name="MT4"><text:date style:data-style-name="N116" text:date-value="2013-02-22T23:46:26"/></text:span></text:span></text:p>
            </text:deletion>
          </text:changed-region>
        </text:tracked-changes>
        <text:p text:style-name="MP8"><text:span text:style-name="Page_20_Number"><text:span text:style-name="MT2">Copyright 201</text:span></text:span><text:change text:change-id="ct678582240"/><text:change-start text:change-id="ct678839328"/><text:span text:style-name="Page_20_Number"><text:span text:style-name="MT2">3</text:span></text:span><text:change-end text:change-id="ct67883932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start text:change-id="ct679388192"/><text:span text:style-name="Page_20_Number"><text:span text:style-name="MT4"><text:date style:data-style-name="N75" text:date-value="2013-02-06T22:28:05" text:fixed="true">Feb 6, 2013</text:date></text:span></text:span><text:change-end text:change-id="ct679388192"/><text:change text:change-id="ct67938804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2</meta:editing-cycles>
    <meta:editing-duration>PT12H52S</meta:editing-duration>
    <meta:generator>OpenOffice.org/3.4.1$Unix OpenOffice.org_project/341m1$Build-9593</meta:generator>
    <dc:date>2013-02-22T23:46:26</dc:date>
    <dc:creator>Bob Jacobsen</dc:creator>
    <meta:document-statistic meta:table-count="1" meta:image-count="1" meta:object-count="0" meta:page-count="5" meta:paragraph-count="77" meta:word-count="1036" meta:character-count="6560"/>
    <meta:user-defined meta:name="Info 1"/>
    <meta:user-defined meta:name="Info 2"/>
    <meta:user-defined meta:name="Info 3"/>
    <meta:user-defined meta:name="Info 4"/>
  </office:meta>
</office:document-meta>
</file>